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0f1" officeooo:paragraph-rsid="0000b0f1"/>
    </style:style>
    <style:style style:name="P2" style:family="paragraph" style:parent-style-name="Standard">
      <style:text-properties officeooo:rsid="000270ac" officeooo:paragraph-rsid="000270ac"/>
    </style:style>
    <style:style style:name="P3" style:family="paragraph" style:parent-style-name="Standard">
      <style:text-properties officeooo:rsid="00039590" officeooo:paragraph-rsid="00039590"/>
    </style:style>
    <style:style style:name="P4" style:family="paragraph" style:parent-style-name="Standard">
      <style:text-properties officeooo:rsid="0004391f" officeooo:paragraph-rsid="0004391f"/>
    </style:style>
    <style:style style:name="T1" style:family="text">
      <style:text-properties officeooo:rsid="000a9a6d"/>
    </style:style>
    <style:style style:name="T2" style:family="text">
      <style:text-properties officeooo:rsid="000be00d"/>
    </style:style>
    <style:style style:name="T3" style:family="text">
      <style:text-properties officeooo:rsid="000c06f0"/>
    </style:style>
    <style:style style:name="T4" style:family="text">
      <style:text-properties officeooo:rsid="000ce7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atos </text:p>
      <text:p text:style-name="P1">Clase <text:span text:style-name="T3">10</text:span> – 21-05-2021</text:p>
      <text:p text:style-name="P1"/>
      <text:p text:style-name="P1">Ejercicios de classroom (2).</text:p>
      <text:p text:style-name="P1">*Stack – <text:span text:style-name="T2">Push – Pop – Como una pila de objetos </text:span></text:p>
      <text:p text:style-name="P1">*Queue – <text:span text:style-name="T1">FIFO – First int First out (System.Collections.</text:span><text:span text:style-name="T4">Generics</text:span><text:span text:style-name="T1">)</text:span></text:p>
      <text:p text:style-name="P2">*List</text:p>
      <text:p text:style-name="P3">*LinkedList</text:p>
      <text:p text:style-name="P4">Grafo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9:09:39.580655358</meta:creation-date>
    <dc:date>2021-06-22T19:13:55.611749646</dc:date>
    <meta:editing-duration>P1DT4H14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8" meta:character-count="203" meta:non-whitespace-character-count="175"/>
  </office:meta>
</office:document-meta>
</file>